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rth of the internet</text:p>
      <text:p text:style-name="Standard">-the internet first began as networks to connect computers at research facilities</text:p>
      <text:p text:style-name="Standard">-ARPAnet was the first major one, developed by the Advanced Research Projects Agency. 4 computers across California universities were connected by the end of 1969</text:p>
      <text:p text:style-name="Standard"/>
      <text:p text:style-name="Standard">Growth of the Internet</text:p>
      <text:p text:style-name="Standard">-other networks were created and started being connected to ARPAnet</text:p>
      <text:p text:style-name="Standard">-originally this was limited to government, research, and educational purposes, but the number of people using the internet continued to grow</text:p>
      <text:p text:style-name="Standard">-in 1995 about .4% of the population was online. 5.8% in 2000. 15.7% in 2005. 28.8% in 2010. 45% in 2015. 49.6% in 2017</text:p>
      <text:p text:style-name="Standard">-the restriction limiting commercial use of the internet was lifted in 1991 which set the stage for e-commerce</text:p>
      <text:p text:style-name="Standard"/>
      <text:p text:style-name="Standard">Birth of the Web</text:p>
      <text:p text:style-name="Standard">-Tim Berners-Lee was working at CERN and envisioned a means of communication where people could hyperlink to each other and view it. He created the World Wide Web in order to fulfill this need</text:p>
      <text:p text:style-name="Standard">-in 1991 Berners-Lee posted the code for the Web in a newsgroup and made it freely available</text:p>
      <text:p text:style-name="Standard">-this version of the WWW used Hypertext Transfer Portocal (HTTP) to communicate between the client computer and the web server</text:p>
      <text:p text:style-name="Standard">-it was text based and used Hypertext Markup Language (HTML) to format the documents </text:p>
      <text:p text:style-name="Standard"/>
      <text:p text:style-name="Standard">The First Graphical Browser</text:p>
      <text:p text:style-name="Standard">-in 1993, Mosaic became the first graphical web browser</text:p>
      <text:p text:style-name="Standard">-Marc Andreessen and grad students at National Center for Supercomputing Applications (NCSA) at U of Illinois Urbana-Champaign developed Mosaic</text:p>
      <text:p text:style-name="Standard">-people in this group later created the Netscape Navigator browser, which is an ancestor of Mozilla Firefox</text:p>
      <text:p text:style-name="Standard"/>
      <text:p text:style-name="Standard">Convergence of Technologies</text:p>
      <text:p text:style-name="Standard">-by the early 90s, computers with easy-to-use graphical operating systems were more available and affordable</text:p>
      <text:p text:style-name="Standard">-online service providers such as Compuserve, AOL, and Prodigy offered low cost connections to the internet</text:p>
      <text:p text:style-name="Standard">-a combo of available hardware, easy operating systems, low cost internet, http protocol, html language, and a graphical browser had made up what we refer to as The World Wide Web</text:p>
      <text:p text:style-name="Standard">-graphical user interface to information stored on computers running web servers connected to the internet</text:p>
      <text:p text:style-name="Standard"/>
      <text:p text:style-name="Standard">Who Runs The Internet?</text:p>
      <text:p text:style-name="Standard">-no one person is in charge, but infrastructure standards are overseen by groups such as the Internet Engineering Task Force (IETF) and the Internet Architecture Board (IAB)</text:p>
      <text:p text:style-name="Standard">-the IETF is the principal body engaged in the dev of new internet protocol standard specifications. The actual technical work of the IETF is completed in working groups, which are organized based on topic such as security and routing</text:p>
      <text:p text:style-name="Standard">-IAB is a committee of the IETF that provides guidance and broad direction</text:p>
      <text:p text:style-name="Standard">-IAB is responsible for the publication of the Request for Comments (RFC) document series</text:p>
      <text:p text:style-name="Standard">-an RFC is a formal document from the IETF that is drafted by a committee and reviewed by interested parties. Some are more casual while others are meant to become internet standards</text:p>
      <text:p text:style-name="Standard"><text:soft-page-break/>-Internet Corporation for Assigned Numbers and Names (ICANN) – created in 1998, coordinates assignment of internet domain names, IP address numbers, protocol parameters, and protocol port numbers</text:p>
      <text:p text:style-name="Standard">-the Internet Assigned Numbers Authority (IANA) coordinated these functions prior to 1998</text:p>
      <text:p text:style-name="Standard"/>
      <text:p text:style-name="Standard">Intranet and Extranets</text:p>
      <text:p text:style-name="Standard">-Intranet- a private network that is contained within an organization or business. It shares info and resources among workers. They usually connect to the internet but use a gateway or firewall to protect from unauthorized access</text:p>
      <text:p text:style-name="Standard">-Extranet- a private network that securely shares part of an organization's info or operations with external partners such as suppliers, vendors, and customers. Can be used to share info with business partners and collaborate. Privacy and security are very important in extranet use. Digital certificates, message encryption, and virtual private networks (VPNs) are used to provide privacy and security for an extranet</text:p>
      <text:p text:style-name="Standard"/>
      <text:p text:style-name="Standard">W3C (World Wide Web Consortium) Recommendations</text:p>
      <text:p text:style-name="Standard">-guidelines to make usable and straightforward web technologies</text:p>
      <text:p text:style-name="Standard"/>
      <text:p text:style-name="Standard">Web Standards and Accessibility</text:p>
      <text:p text:style-name="Standard">-Web Accessibility Initiative (WAI) – major area of work by the W3C. Because the internet has become more important, it's important that all individuals are able to access it</text:p>
      <text:p text:style-name="Standard">-an accessible website provides accomodations that help individuals with visual, auditory, physical, or neurological disabilities</text:p>
      <text:p text:style-name="Standard">-Web Content Accessibility Guidelines (WCAG) (currently on 2.1)</text:p>
      <text:p text:style-name="Standard"/>
      <text:p text:style-name="Standard">Accessibility and the Law</text:p>
      <text:p text:style-name="Standard">-Americans with Disabilities Act (ADA) – 1990 civil rights law that prohibits discrimination against disabled people</text:p>
      <text:p text:style-name="Standard">-Section 508 of the Federal Rehabilitation Act – 1998, requires that US government gives individuals with disabilities access to information tech that is comparable to the access available to others</text:p>
      <text:p text:style-name="Standard">-Federal IT Accessibility Initiative – provides accessibility requirement resources for information technology developers</text:p>
      <text:p text:style-name="Standard">-as the internet developed, it became necessary to review the requirements</text:p>
      <text:p text:style-name="Standard">-in recent years state govs have begun to encourage web accessibility (Illinois Information Technology Accessibility Act IITAA guidelines for example)</text:p>
      <text:p text:style-name="Standard"/>
      <text:p text:style-name="Standard">Universal Design for the Web</text:p>
      <text:p text:style-name="Standard">-Universal Design – a strategy for designing services to make them welcoming and usable to as diverse a range of people as possible</text:p>
      <text:p text:style-name="Standard">-ramp and segway example</text:p>
      <text:p text:style-name="Standard">-designing with accessibility is the right thing to do, and often providing for accessibility increases the usability of the site for all users</text:p>
      <text:p text:style-name="Standard">-alternative text for images, organized headings, and captions or transcriptions for multimedia features are good examples</text:p>
      <text:p text:style-name="Standard">-accessible websites may also be more thoroughly indexed by search engines</text:p>
      <text:p text:style-name="Standard"/>
      <text:p text:style-name="Standard">Information on the Web</text:p>
      <text:p text:style-name="Standard">-pay attention to the website and whether or not it is a reputable sort</text:p>
      <text:p text:style-name="Standard">-wikipedia is a good springboard for info, but it's better to look at the references and to fact check</text:p>
      <text:p text:style-name="Standard"><text:soft-page-break/>-are there links to additional resources? How recent is the info?</text:p>
      <text:p text:style-name="Standard"/>
      <text:p text:style-name="Standard">Ethical Use of Information on the Web</text:p>
      <text:p text:style-name="Standard">-don't steal people's images, web design, code, text, etc. don't use a website or link just to slander people</text:p>
      <text:p text:style-name="Standard">-ask for permission where you can, don't try to violate copyright or IP, give credit for what you use</text:p>
      <text:p text:style-name="Standard">-World Intellectual Property Organization (WIPO) is dedicated to protecting IP</text:p>
      <text:p text:style-name="Standard">-Creative Commons is a non-profit org that lets you retain ownership but makes it easy for people to use or adapt your work</text:p>
      <text:p text:style-name="Standard"/>
      <text:p text:style-name="Standard">Network Overview</text:p>
      <text:p text:style-name="Standard">-network – two or more computers connected for the purpose of sharing resources or communicating</text:p>
      <text:p text:style-name="Standard">-client – computer workstation used by individuals</text:p>
      <text:p text:style-name="Standard">-server – receives requests from client computers for resources such as files</text:p>
      <text:p text:style-name="Standard">-media – in this context refers to copper cables, fiber optic cables, and wireless technologies</text:p>
      <text:p text:style-name="Standard">-local area network (LAN) </text:p>
      <text:p text:style-name="Standard">-wide area network (WAN) – geographically dispersed and usually uses some form of public or commercial comm network</text:p>
      <text:p text:style-name="Standard">backbone – high capacity communication link that carries data gathered from smaller links that interconnect with it. On the internet, a backbone is a set of paths that local or regional networks connect to for long distance interconnection</text:p>
      <text:p text:style-name="Standard">-the internet is a group of interconnected networks with very high speed connectivity provided by internet backbones</text:p>
      <text:p text:style-name="Standard"/>
      <text:p text:style-name="Standard">Client/Server Model</text:p>
      <text:p text:style-name="Standard">-client/server – refers to personal computers joined to a network, but can also describe a relationship between two computer programs</text:p>
      <text:p text:style-name="Standard">-the client requests some type of service from the server, the server fulfills the request and transmits the result to the client over a network</text:p>
      <text:p text:style-name="Standard">-they typically run on different computers</text:p>
      <text:p text:style-name="Standard">-it is common for a server to handle requests from multiple clients</text:p>
      <text:p text:style-name="Standard">-the internet is a good example of how client/server architecture works</text:p>
      <text:p text:style-name="Standard">-web client- connected to internet when needed, usually runs browser, uses http, requests web pages from a server, receives web pages and files from a server</text:p>
      <text:p text:style-name="Standard">-web server- continually connected to the internet, runs web server software (such as Apache), uses http, receives a request for a web page, responds to the request and transmits the status code, web page, and associated files</text:p>
      <text:p text:style-name="Standard">-Multipurpose Internet Mail Extensions (MIME) – rules that allow multimedia documents to be exchanged among many different computer systems. Originally intended to extend the original email protocol, but also used by http</text:p>
      <text:p text:style-name="Standard">-web server determines the MIME type of a file before the file is transmitted to the browser, the MIME type is sent along with the document, the browser uses the MIME type to determine how to display the document</text:p>
      <text:p text:style-name="Standard"/>
      <text:p text:style-name="Standard">Internet Protocols</text:p>
      <text:p text:style-name="Standard">-protocols – rules that describe how clients and servers communicate over a network</text:p>
      <text:p text:style-name="Standard">-File Transfer Protocol (FTP) – rules that allow files to be exchanged between computers on the internet. Unlike HTTP, FTP is used simply to move files from one machine to another. Web developers often use this to transfer web page files from their computers to the web servers</text:p>
      <text:p text:style-name="Standard"><text:soft-page-break/>-Email Protocols</text:p>
      <text:p text:style-name="Standard">-Simple Mailer Transfer Protocol, Post Office Protocol, Internet Message Access Protocol</text:p>
      <text:p text:style-name="Standard">-Hypertext Transfer Protocol (HTTP) – set of rules for exchanging files such as text, images, audio, video, and other multimedia on the web. Web browsers and seb servers usually use this protocol</text:p>
      <text:p text:style-name="Standard"/>
      <text:p text:style-name="Standard">Transmission Control Protocol / Internet Protocol (TCP/IP)<text:line-break/>-official communication protocol of the internet</text:p>
      <text:p text:style-name="Standard">-TCP's main purpose is to ensure integrity of network communication. TCP breaks files and messages into individual units called packets. These packets contain info such as the destination, source, sequence number, and check sum values to verify the integrity of the data</text:p>
      <text:p text:style-name="Standard">-IP takes over after the TCP creates the packets, using IP addressing to send each packet over the internet via the best path at the particular time. At the destination, TCP verifies the integrity of each packet by using the checksum, requests a resend if a packet is damages, and reassembles the file or message from the multiple packets</text:p>
      <text:p text:style-name="Standard">-IP – set of rules that controls how data is sent between computers on the internet. IP routes a packet to the correct destination address. Once sent, the packet gets successively forwarded to the next closest router until it reaches its destination</text:p>
      <text:p text:style-name="Standard">-each device connected to the internet has a unique numberic IP address. These consist of four groups of numbers, called octets</text:p>
      <text:p text:style-name="Standard">-Internet Protocol Version 4 (Ipv4, current version) uses 32 bit (binary digit) addressing, this results in a decimial number in the format of xxx.xxx.xxx.xxx where each xxx is a value from 0 to 255</text:p>
      <text:p text:style-name="Standard">-theoretically this allows for at most 4 billion possible IP addresses</text:p>
      <text:p text:style-name="Standard">-IP Version 6 (Ipv6) will be the next standard IP protocol and will have a huge increase in the number of possible addresses. It uses 128 bits instead of 32, meaning there are much more possible addresses</text:p>
      <text:p text:style-name="Standard">-Domain Name System (DNS) – associates an IP address with the text based URLs and domain names that you type into a web browser address box. Much easier to remember than a long string of numbers</text:p>
      <text:p text:style-name="Standard"/>
      <text:p text:style-name="Standard">Uniform Resource Identifiers and Domain Names</text:p>
      <text:p text:style-name="Standard">-Uniform Resource Identifier (URI) – identifies a resource on the internet</text:p>
      <text:p text:style-name="Standard">-Uniform Resource Locator (URL) – type of URI that represents the network location of a resource such as a web page, graphic file, or MP3 file</text:p>
      <text:p text:style-name="Standard">-URL consists of the protocol, the domain name, and the hierarchical location of the file on the web server</text:p>
      <text:p text:style-name="Standard"/>
      <text:p text:style-name="Standard">Domain Names</text:p>
      <text:p text:style-name="Standard">-domain name – locates an organization or entity on the internet, divides the internet into lgocial groups and understandable names</text:p>
      <text:p text:style-name="Standard">-DNS (Domain Name System) associates text based domain names with the unique numeric IP address assigned to a device</text:p>
      <text:p text:style-name="Standard">example: www.google.com</text:p>
      <text:p text:style-name="Standard">-google.com – domain name registered to google</text:p>
      <text:p text:style-name="Standard">-,com – top level domain name</text:p>
      <text:p text:style-name="Standard">-www – name of the web server, sometimes called the host</text:p>
      <text:p text:style-name="Standard">-a subdomain can be configured to house a separate website located at the same domain. Gmail for example</text:p>
      <text:p text:style-name="Standard">-Top Level Domain Name (TLD) – identifies the rightmost part of the domain name, starting with the final period</text:p>
      <text:p text:style-name="Standard">-a TLD is either a generic top level domain (gTLD) such as .com, or a country code top level domain such as .fr</text:p>
      <text:p text:style-name="Standard"><text:soft-page-break/>-the Internet Assigned Numbers Authority (IANA) has a complete list of TLDs</text:p>
      <text:p text:style-name="Standard"/>
      <text:p text:style-name="Standard">DNS</text:p>
      <text:list xml:id="list3548110614296546793" text:style-name="L1">
        <text:list-item>
          <text:p text:style-name="P1">The DNS is accessed</text:p>
        </text:list-item>
        <text:list-item>
          <text:p text:style-name="P1">The corresponding IP address is obtained and returned to the browser</text:p>
        </text:list-item>
        <text:list-item>
          <text:p text:style-name="P1">The web browser sends an HTTP request to the destination computer with the corresponding IP address </text:p>
        </text:list-item>
        <text:list-item>
          <text:p text:style-name="P1">the HTTP request is received by the web server</text:p>
        </text:list-item>
        <text:list-item>
          <text:p text:style-name="P1">the necessary files are located and sent by HTTP responses to the web browser</text:p>
        </text:list-item>
        <text:list-item>
          <text:p text:style-name="P1">the web browser renders and displays the web page and associated files</text:p>
        </text:list-item>
      </text:list>
      <text:p text:style-name="Standard"/>
      <text:p text:style-name="Standard">Markup Languages</text:p>
      <text:p text:style-name="Standard">-markup language – set of directions that tell browser software how to display and manage a web document. These directions are often called tags and perform functions such as displaying graphics, formatting text, and referencing hyperlinks</text:p>
      <text:p text:style-name="Standard"/>
      <text:p text:style-name="Standard">Standard Generalized Markup Language – SGML is a standard for specifying a markup language or tag set. It is not a document language but a description of how to specify one and create a document type definition (DTD). Berners Lee used SGML to create the specification when making HTML</text:p>
      <text:p text:style-name="Standard"/>
      <text:p text:style-name="Standard">Hypertext Markup Language – HTML is a set of markup symbols or codes placed in a file intended for display on a web browser. The web browser renders the code in the HTML file and displays the web page document and associated files. W3C sets the standards for HTML</text:p>
      <text:p text:style-name="Standard"/>
      <text:p text:style-name="Standard">Extensible Markup Language – XML was developed by the W3C as a flexible method to create common information formats and share the format and the information on the Web. It is a text based syntax designed to describe, deliver, and exchange structured info. It is not intended to replace HTML but to extend its power</text:p>
      <text:p text:style-name="Standard"/>
      <text:p text:style-name="Standard">Extensible Hypertext Markup Language – XHTML uses tags and attributes of HTML4 with the more rigorous syntax of XML. W3C stopped dev on XHTML2.0 because it wasn't backwards compatible with HTML4, so they moved forward with HTML5 instead</text:p>
      <text:p text:style-name="Standard"/>
      <text:p text:style-name="Standard">HTML5 – successor to HTML4 and replaces XHTML. It incorporated features of both and adds new elements, provides new features such as form edits and native video, and is backwards compatible. It reached its final recommendation status in late 2016 for 5.1</text:p>
      <text:p text:style-name="Standard"/>
      <text:p text:style-name="Standard">Popular Uses of the Web</text:p>
      <text:p text:style-name="Standard">-E-commerce – made 23 trillion dollars in 2017 and is expected to make 27 trillion in 2020. about 80% of american adults shop online</text:p>
      <text:p text:style-name="Standard">-mobile access – 77% of Americans own a smartphone and about 50% own a tablet, therefore designing with mobile in mind is important</text:p>
      <text:p text:style-name="Standard">-blog – a journal that lives on the internet</text:p>
      <text:p text:style-name="Standard">-wiki – organized info on a web page for easy access</text:p>
      <text:p text:style-name="Standard">-social networking – hell on earth</text:p>
      <text:p text:style-name="Standard">-cloud computing – on demand use of software and other computing resources hosted at a remote data center</text:p>
      <text:p text:style-name="Standard">-RSS – Really Simple Syndication or Rich Site Summary, made to create newsfeeds from blog postings and other sites. The URL for a RSS feed is usually indicated by the letters XML or RSS in white test <text:soft-page-break/>within an orange rectangle. A Newsreader is needed to display information</text:p>
      <text:p text:style-name="Standard">-podcasts – you know</text:p>
      <text:p text:style-name="Standard">-Web 2.0 – transitioning the web from isolated static websites to a platform that utilizes tech to provide rich interfaces and social netowrking opportun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4T06:47:24.19</meta:creation-date>
    <meta:generator>OpenOffice/4.1.7$Win32 OpenOffice.org_project/417m1$Build-9800</meta:generator>
    <dc:date>2020-09-04T14:51:28.50</dc:date>
    <meta:editing-duration>PT4H55M13S</meta:editing-duration>
    <meta:editing-cycles>15</meta:editing-cycles>
    <meta:document-statistic meta:table-count="0" meta:image-count="0" meta:object-count="0" meta:page-count="6" meta:paragraph-count="133" meta:word-count="2435" meta:character-count="14952"/>
  </office:meta>
</office:document-meta>
</file>